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horndale" svg:font-family="Thorndale"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ading and unloading services:</text:p>
      <text:p text:style-name="Standard"/>
      <text:p text:style-name="Standard">Loading and unloading create unwanted problems and makes you tired,stressful, etc..Packers and Movers 24 will offer trained and skilled staffs they are experts in loading and unloading works. Similar to loading process unloading your valuable goods is also a tough task but we make that task as easy by our experienced team.</text:p>
      <text:p text:style-name="Standard"/>
      <text:p text:style-name="Standard">Proper loading of goods will avoid the damages and scratches. Our professional groups of people will help you to do your unloading process as easy as you thing. We following a perfect unloading instructions so that the work done on time.</text:p>
      <text:p text:style-name="Standard"/>
      <text:p text:style-name="Standard">We will safely deliver your goods to the required destination.Packers and mover 24 is an expericed company to shift your good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horndale" svg:font-family="Thorndale"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7$Build-9044</meta:generator>
    <meta:creation-date>2011-11-17T23:23:32</meta:creation-date>
    <dc:date>2011-11-18T01:12:56</dc:date>
    <dc:language>en-US</dc:language>
    <meta:editing-cycles>4</meta:editing-cycles>
    <meta:editing-duration>PT1H49M8S</meta:editing-duration>
    <meta:user-defined meta:name="Info 1"/>
    <meta:user-defined meta:name="Info 2"/>
    <meta:user-defined meta:name="Info 3"/>
    <meta:user-defined meta:name="Info 4"/>
    <meta:document-statistic meta:table-count="0" meta:image-count="0" meta:object-count="0" meta:page-count="1" meta:paragraph-count="4" meta:word-count="120" meta:character-count="719"/>
  </office:meta>
</office:document-meta>
</file>